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style:font-size-asian="12pt" style:font-size-complex="12pt"/>
    </style:style>
    <style:style style:name="P4" style:family="paragraph" style:parent-style-name="Standard">
      <style:paragraph-properties fo:text-align="justify" style:justify-single-word="false"/>
      <style:text-properties fo:font-variant="normal" fo:text-transform="none" fo:color="#000000" style:font-name="arial" fo:font-size="16pt" fo:letter-spacing="normal" fo:font-style="normal" fo:font-weight="normal" style:font-size-asian="16pt" style:font-weight-asian="normal" style:font-size-complex="16pt" style:font-weight-complex="normal"/>
    </style:style>
    <style:style style:name="P5" style:family="paragraph" style:parent-style-name="Standard">
      <style:paragraph-properties fo:text-align="justify" style:justify-single-word="false"/>
      <style:text-properties fo:font-variant="normal" fo:text-transform="none" fo:color="#000000" style:font-name="arial" fo:font-size="16pt" fo:letter-spacing="normal" fo:font-style="normal" fo:font-weight="normal" style:font-size-asian="16pt" style:font-size-complex="16pt"/>
    </style:style>
    <style:style style:name="P6" style:family="paragraph" style:parent-style-name="Standard">
      <style:paragraph-properties fo:text-align="center" style:justify-single-word="false"/>
      <style:text-properties fo:font-size="60pt" style:font-size-asian="60pt" style:font-size-complex="60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text-align="end" style:justify-single-word="false"/>
      <style:text-properties fo:font-size="18pt" style:font-size-asian="18pt" style:font-size-complex="18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fo:break-before="page"/>
      <style:text-properties fo:font-variant="normal" fo:text-transform="none" fo:color="#000000" style:font-name="arial" fo:font-size="16pt" fo:letter-spacing="normal" fo:font-style="normal" fo:font-weight="normal" style:font-size-asian="16pt" style:font-size-complex="16pt"/>
    </style:style>
    <style:style style:name="P12" style:family="paragraph" style:parent-style-name="Standard">
      <style:paragraph-properties fo:text-align="justify" style:justify-single-word="false"/>
    </style:style>
    <style:style style:name="P13" style:family="paragraph" style:parent-style-name="Standard" style:list-style-name="L1">
      <style:paragraph-properties fo:text-align="justify" style:justify-single-word="false"/>
    </style:style>
    <style:style style:name="P14" style:family="paragraph" style:parent-style-name="Standard">
      <style:paragraph-properties fo:text-align="justify" style:justify-single-word="false"/>
      <style:text-properties fo:font-variant="normal" fo:text-transform="none" fo:color="#000000" style:font-name="arial" fo:font-size="16pt" fo:letter-spacing="normal" fo:font-style="normal" fo:font-weight="normal" style:font-size-asian="16pt" style:font-size-complex="16pt"/>
    </style:style>
    <style:style style:name="T1" style:family="text">
      <style:text-properties fo:font-size="18pt" style:font-size-asian="18pt" style:font-size-complex="18pt"/>
    </style:style>
    <style:style style:name="T2" style:family="text">
      <style:text-properties fo:font-variant="normal" fo:text-transform="none" fo:color="#000000" style:font-name="arial" fo:font-size="12pt" fo:letter-spacing="normal" fo:font-style="normal" fo:font-weight="normal" style:font-size-asian="12pt" style:font-size-complex="12pt"/>
    </style:style>
    <style:style style:name="T3"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6">PirannaFS</text:p>
      <text:p text:style-name="P2"/>
      <text:p text:style-name="P2"/>
      <text:p text:style-name="P7"/>
      <text:p text:style-name="P2">Como (creo) deberían ser los Sistemas de Archivos</text:p>
      <text:p text:style-name="P8"/>
      <text:p text:style-name="P8"/>
      <text:p text:style-name="P8"/>
      <text:p text:style-name="P8"/>
      <text:p text:style-name="P8"/>
      <text:p text:style-name="P8"/>
      <text:p text:style-name="P8"/>
      <text:p text:style-name="P8"/>
      <text:p text:style-name="P8"/>
      <text:p text:style-name="P8"/>
      <text:p text:style-name="P8"/>
      <text:p text:style-name="P9">Jesús Leganés Combarro “Piranna”</text:p>
      <text:p text:style-name="P9"><text:a xlink:type="simple" xlink:href="http://pirannafs.blogspot.com/">http://pirannafs.blogspot.com</text:a></text:p>
      <text:p text:style-name="P1"><text:a xlink:type="simple" xlink:href="mailto:piranna@gmail.com"><text:span text:style-name="T1">piranna@gmail.com</text:span></text:a></text:p>
      <text:p text:style-name="P9">Abril 2011</text:p>
      <text:p text:style-name="P4"><text:soft-page-break/>Que es PirannaFS</text:p>
      <text:p text:style-name="P3"/>
      <text:p text:style-name="P3">PirannaFS es un sistema de ficheros de carácter general el cual implementa características de los sistemas de ficheros modernos pero diseñado desde un enfoque distinto que me ha permitido desarrollar en él algunas ideas propias como son la activación de características y funcionalidades a voluntad del usuario a través de un sistema de plugins, un sistema de almacenamiento optimizado o la capacidad de hacer un uso extensivo de los metadatos de los archivos, todo ello directamente desde el propio sistema de archivos sin necesidad de capas de abstracción externas.</text:p>
      <text:p text:style-name="P3"/>
      <text:p text:style-name="P3">Tradicionalmente, los sistemas de archivos se han basado en estructuras estáticas como tablas, mapas de bits y similares. Este tipo de estructuras es muy poco flexible para el desarrollo de funcionalidades mas allá del simple acceso de datos, por lo que desde hace unos años, los sistemas de archivos mas avanzados (BeFS, WinFS, Ext4, Spotlight...) están implementando funcionalidades propias de los motores de bases de datos para ofrecer un acceso mas intuitivo y versátil a estos. Sin embargo, al usar estas estructuras estáticas se tienen que implementar capas de abstracción por encima de ellos para mantener la compatibilidad con sistemas ya existentes.</text:p>
      <text:p text:style-name="P3"/>
      <text:p text:style-name="P3">Desarrollar un sistema que ofreciera soporte para toda la funcionalidad que ofrece un sistema de archivos modernos desde la nada permitiría evitar estos problemas, pero existiría el riesgo de encontrarnos con nuevas limitaciones en el futuro. Estas limitaciones se podrían solucionar manteniendo las estructuras y tablas que organizan la información del sistema de archivos de forma dinámica como realizan las bases de datos, permitiendo incorporar nuevas tablas en el futuro fácilmente, pero desarrollarlo de esta manera supondría un esfuerzo titánico porque básicamente habría que desarrollar un nuevo motor de base de datos.</text:p>
      <text:p text:style-name="P3"/>
      <text:p text:style-name="P3">Es por esto por lo que se me ocurrió seguir el proceso inverso y utilizar un motor de base de datos ya existente, con lo que podría aprovecharme de toda la funcionalidad que ya tiene como son el acceso transaccional, comprobación de tipos, estructura de los datos y acceso a estos... y además facilitaría su desarrollo ya que la forma de programarlo seria igual a la de usar una base de datos cualquiera. Esto ultimo también podría aprovecharse para implementar nuevas funcionalidades mas avanzadas como puede ser la administración de metadatos de los archivos o llevar un registro de las acciones realizadas, checksums, compresión de datos... simplemente realizando consultas SQL o añadiendo una nueva tabla a la base de datos.</text:p>
      <text:p text:style-name="P3"/>
      <text:p text:style-name="P3"/>
      <text:p text:style-name="P5">Requisitos, dependencias e instalación</text:p>
      <text:p text:style-name="P3"/>
      <text:p text:style-name="P10"><text:span text:style-name="T2">El sistema de archivos esta desarrollado enteramente en Python (</text:span><text:a xlink:type="simple" xlink:href="http://www.python.org/">http://www.python.org/</text:a><text:span text:style-name="T2">) debido a su simplicidad de uso y facilidad para un rápido desarrollo, aunque es probable que evalúe la posibilidad en el futuro de hacer una conversión a C++ al menos parcial a modo de librería para aumentar el rendimiento y también para poder integrarla mas fácilmente con otros componentes de software y en concreto poder desarrollarlo como sistema de archivos nativo del kernel de Linux. Se requiere una versión 2.5 o superior del lenguaje debido al uso de diversas estructuras que facilitan la realización de código mas limpio y manejable. Seria posible cambiando estas estructuras una adaptación a la versión 2.4 y permitir su uso en sistemas con versiones antiguas por compatibilidad y estabilidad (por ejemplo servidores web) pero no es una prioridad. Una adaptación a Python 3.x esta en estudio.</text:span></text:p>
      <text:p text:style-name="P10"><text:soft-page-break/><text:span text:style-name="T2"/></text:p>
      <text:p text:style-name="P10"><text:span text:style-name="T2">Por todo esto, he decido usar en esta implementación el motor de base de datos SQLite, aunque debería ser fácilmente portable a cualquier otro motor de capaz de ejecutar sentencias SQL-92 como puede ser MySQL o PostgreSQL. SQLite (</text:span><text:a xlink:type="simple" xlink:href="http://www.sqlite.org/">http://www.sqlite.org/</text:a><text:span text:style-name="T2">) es un motor de base de datos implementado como una librería (a diferencia de los motores de base de datos tradicionales que son programas completos) que se caracteriza por su pequeño tamaño, su facilidad de uso y su eficiencia, lo cual lo hace idóneo para ser usado en sistemas empotrados o de bajos recursos, y el cual lleva siendo usado desde hace años por empresas como Apple, Google, Mozilla, Symbian, NASA o la Fuerza Aérea de los EEUU. Debido al uso que realiza PirannaFS de las claves foráneas en su base de datos requiere que se utilice una versión igual o superior a la 3.6.19 (14 de octubre de 2009).</text:span></text:p>
      <text:p text:style-name="P3"/>
      <text:p text:style-name="P10"><text:span text:style-name="T2">Además, para simplificar el desarrollo diseñe el acceso al sistema de archivos en un principio usando la librería FUSE (</text:span><text:a xlink:type="simple" xlink:href="http://fuse.sourceforge.net/">http://fuse.sourceforge.net/</text:a><text:span text:style-name="T2">) para el desarrollo de sistemas de archivos en espacio de usuario. Sin embargo, sus bindings para Python son una adaptación directa de la librería en C original por lo que tiene algunas particularidades que la hacen difícil de usar sobretodo relacionadas con las baterías de pruebas. Es por esto por lo que descubrí la existencia de la librería PyFilesystem (</text:span><text:a xlink:type="simple" xlink:href="http://code.google.com/p/pyfilesystem/">http://code.google.com/p/pyfilesystem/</text:a><text:span text:style-name="T2">), la cual permite ver y tratar a los sistemas de archivos como simples objetos dentro del programa y la cual actualmente su desarrollo es muy activo y con muchas perspectivas de futuro, por lo que decidí portar el sistema de archivos a la nueva librería y convertirla en la interfaz principal debido a su simplicidad de uso a pesar de que todavía su funcionalidad es limitada, aunque manteniendo la compatibilidad con la versión basada en FUSE. Durante esta conversión del código también descubrí algunas mejoras aplicables a PyFilesystem que aunque las he implementado directamente en el código de PirannaFS mi intención es añadirlas al código principal de la librería próximamente cuando estén mas probadas. La versión requerida de PyFilesystem es la 0.4 o superior debido a diversas estructuras de datos usadas en las baterías de tests. En caso de usarse la implementación para PyFilesystem la versión mínima de Python es la 2.5 debido a que es la requerida por la librería.</text:span></text:p>
      <text:p text:style-name="P3"/>
      <text:p text:style-name="P10"><text:span text:style-name="T2">Por ultimo, el desarrollo del sistema de plugins lo he enfrentado como un proyecto independiente, lo cual por un lado le da mas flexibilidad para la incorporación de nuevas características como la administración de dependencias entre plugins o el acoplado de código en funciones ya existentes, y por otro permite su reutilización en otros proyectos externos. Para obtener esta flexibilidad decidí que los plugins funcionaran por eventos, para lo cual he utilizado la librería Louie (</text:span><text:a xlink:type="simple" xlink:href="http://11craft.github.com/louie/">http://11craft.github.com/louie/</text:a><text:span text:style-name="T2">) en su versión 1.1. </text:span></text:p>
      <text:p text:style-name="P3"/>
      <text:p text:style-name="P10"><text:span text:style-name="T2">Para el uso e instalación del sistema de archivos, al estar realizado enteramente en Python simplemente se tiene que instalar las librerías de las que depende en el sistema de forma normal. Respecto a la ejecución del sistema de archivos, simplemente hay que ejecutarlo siguiendo las instrucciones correspondientes a la interfaz FUSE (</text:span><text:a xlink:type="simple" xlink:href="http://sourceforge.net/apps/mediawiki/fuse/index.php?title=Main_Page">http://sourceforge.net/apps/mediawiki/fuse/index.php?title=Main_Page</text:a><text:span text:style-name="T2">) o PyFilesystem (</text:span><text:a xlink:type="simple" xlink:href="http://packages.python.org/fs/">http://packages.python.org/fs/</text:a><text:span text:style-name="T2">) según cual estemos usando. Además, al estar desarrollado como un paquete de Python su uso se puede realizar tanto incorporándolo a un proyecto ya existente bien sea directamente usando sus objetos o gracias a la interfaz que proporciona PyFilesystem, o se puede montar bajo cualquier directorio del árbol de archivos nativo del ordenador ya sea o bien directamente con la interfaz de Python-FUSE o bien usando los “exports” de PyFilesystem, ya sea el de FUSE para Linux o MacOS X (</text:span><text:a xlink:type="simple" xlink:href="http://code.google.com/p/macfuse/">http://code.google.com/p/macfuse/</text:a><text:span text:style-name="T2">) o bien el de Dokan (</text:span><text:a xlink:type="simple" xlink:href="http://dokan-dev.net/en/">http://dokan-dev.net/en/</text:a><text:span text:style-name="T2">) para poder usarlo bajo Windows.</text:span></text:p>
      <text:p text:style-name="P11">Estado del proyecto</text:p>
      <text:p text:style-name="P3"/>
      <text:p text:style-name="P3">El estado actual del proyecto se podría catalogar como alpha, estando actualmente en pleno desarrollo aunque la parte principal de este (algoritmos de lectura y escritura de los datos a bajo nivel, acceso a la base de datos y sistema de plugins) esta completamente operativo y estable, aunque abierto a mejoras y optimizaciones. Esto es debido, aparte de por la complejidad del sistema de plugins para poder explotar toda la funcionalidad del sistema de archivos, principalmente a la reconversión a PyFilesystem que he realizado en las ultimas semanas para poder realizar un código mas limpio y comprensible, aparte de poder tener disponibles diversas baterías de pruebas con las que asegurar la calidad del código tanto para mi como para otras terceras personas que quieran colaborar con el proyecto posteriormente. Después de finalizar esta conversión el sistema de archivos ha pasado completamente toda la batería de 43 pruebas estándar de PyFilesystem a excepción de dos de ellas relacionadas con el acceso multihilo, característica que dado el estado de desarrollo todavía no había planeado como desarrollarla.</text:p>
      <text:p text:style-name="P3"/>
      <text:p text:style-name="P3">Para el futuro, aparte de habilitar el acceso multihilo para aumentar el rendimiento también tengo la intención de realizar diversas mejoras tanto para aumentar la velocidad de acceso (en este momento muy baja debido a que todavía no he realizado ninguna optimización en la base de datos) como para aumentar la modularidad del sistema creando plugins para los archivos y directorios, que actualmente forman parte del núcleo del sistema, al igual que cambiar el algoritmo de escritura para optimizar el aprovechamiento de archivos pequeños e implementar un sistema de transacciones para la escritura en disco de los datos (actualmente solo es transaccional la escritura de metadatos ya que es inherente a SQLite).</text:p>
      <text:p text:style-name="P3"/>
      <text:p text:style-name="P3"/>
      <text:p text:style-name="P5">Repercusión del proyecto</text:p>
      <text:p text:style-name="P3"/>
      <text:p text:style-name="P10"><text:span text:style-name="T2">El proyecto no ha tenido mucha repercusión debido al estado tan primitivo en el que se encuentra y a la falta de tiempo para poder desarrollarlo en mas profundidad, por lo que decidí no darle publicidad hasta que no estuviera en un estado mas maduro. Sin embargo he recibido criticas muy buenas y una buena acogida, como demuestra la voluntad de colaborar en el otros participantes del concurso (en concreto Jorge Avalos Salguero, del proyecto KeyFace para crear un sistema de invisibilidad de unos archivos determinados dentro de un directorio según el usuario que este usando el ordenador en ese momento permitiendo la visualización del resto por cualquier usuario) o el ofrecimiento para hablar del proyecto próximamente en la emisora esRadio (</text:span><text:a xlink:type="simple" xlink:href="http://www.esradio.fm/">http://www.esradio.fm/</text:a><text:span text:style-name="T2">).</text:span></text:p>
      <text:p text:style-name="P3"/>
      <text:p text:style-name="P3"/>
      <text:p text:style-name="P5">URLs</text:p>
      <text:p text:style-name="P3"/>
      <text:list xml:id="list352362196" text:style-name="L1">
        <text:list-item>
          <text:p text:style-name="P13"><text:span text:style-name="T2">Blog</text:span>: <text:a xlink:type="simple" xlink:href="http://pirannafs.blogspot.com/">http://pirannafs.blogspot.com/</text:a></text:p>
        </text:list-item>
        <text:list-item>
          <text:p text:style-name="P13"><text:span text:style-name="T2">Forja: </text:span><text:a xlink:type="simple" xlink:href="https://forja.rediris.es/plugins/scmsvn/viewcvs.php/?root=cusl5-pirannafs">https://forja.rediris.es/plugins/scmsvn/viewcvs.php/?root=cusl5-pirannafs</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l Piraña</meta:initial-creator>
    <meta:creation-date>2011-03-28T21:14:39</meta:creation-date>
    <meta:generator>LibreOffice/3.3$Unix LibreOffice_project/330m19$Build-202</meta:generator>
    <dc:date>2011-04-07T11:13:37</dc:date>
    <dc:creator>Jesús Combarro</dc:creator>
    <meta:editing-duration>PT12H1M58S</meta:editing-duration>
    <meta:editing-cycles>23</meta:editing-cycles>
    <meta:document-statistic meta:table-count="0" meta:image-count="0" meta:object-count="0" meta:page-count="4" meta:paragraph-count="25" meta:word-count="1609" meta:character-count="10405"/>
  </office:meta>
</office:document-meta>
</file>